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3238257733E7CEF6B6B.png" manifest:media-type="image/png"/>
  <manifest:file-entry manifest:full-path="Pictures/1000000000000287000002C498C6F12F5AB055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a36" officeooo:paragraph-rsid="00171a36"/>
    </style:style>
    <style:style style:name="P2" style:family="paragraph" style:parent-style-name="Standard">
      <style:text-properties officeooo:rsid="00171a36" officeooo:paragraph-rsid="00171a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6929in" svg:height="7.3236in" draw:z-index="0"><draw:image xlink:href="Pictures/1000000000000287000002C498C6F12F5AB0556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6.6929in" svg:height="7.8689in" draw:z-index="1"><draw:image xlink:href="Pictures/10000000000002AB000003238257733E7CEF6B6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9:58:50.804978465</meta:creation-date>
    <dc:date>2020-10-14T10:02:01.506810358</dc:date>
    <meta:editing-duration>PT2M5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